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10.00%" fo:text-align="left" fo:margin-left="-18.00pt" fo:text-indent="18.00pt" fo:margin-bottom="8.00pt"/>
    </style:style>
    <style:style style:name="P3" style:family="paragraph">
      <style:paragraph-properties fo:line-height="110.00%" fo:text-align="left" fo:margin-left="36.00pt" fo:text-indent="0.00pt" fo:margin-bottom="8.00pt"/>
    </style:style>
    <style:style style:name="P4" style:family="paragraph">
      <style:paragraph-properties fo:line-height="110.00%" fo:text-align="left" fo:margin-bottom="8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0.00%" fo:text-align="left" fo:margin-left="-18.00pt" fo:text-indent="18.00pt" fo:margin-bottom="8.00pt"/>
    </style:style>
    <style:style style:name="P6" style:family="paragraph">
      <style:paragraph-properties fo:line-height="110.00%" fo:text-align="left" fo:margin-bottom="8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0.00%" fo:text-align="left" fo:margin-left="-18.00pt" fo:text-indent="18.00pt" fo:margin-bottom="8.00pt"/>
    </style:style>
  </office:automatic-styles>
  <office:body>
    <office:text>
      <text:p text:style-name="P1"><text:span text:style-name="T1"/></text:p>
      <text:p text:style-name="P1"><text:span text:style-name="T2">Historia</text:span></text:p>
      <text:p text:style-name="P1"><text:span text:style-name="T3">El cliente comienza una comanda que incluye un plato y una bebida, realiza el pedido. Pagará con tarjeta.</text:span></text:p>
      <text:p text:style-name="P1"><text:span text:style-name="T3">Cuando esta realizando la comanda, no quedarán más platos del que el cliente había seleccionado así que el sistema emite una excepción: “Producto agotado”, el cliente pide otro plato.</text:span></text:p>
      <text:p text:style-name="P1"><text:span text:style-name="T3">A la hora de pagar con tarjeta, ésta falla, el sistema lanza la excepción: “Error al tramitar el pago”, ésto vuelve a ocurrir por lo que el sistema llama automáticamente al metre para efectuar el pago en efectivo.</text:span></text:p>
      <text:p text:style-name="P1"><text:span text:style-name="T4"/></text:p>
      <text:p text:style-name="P1"><text:span text:style-name="T5">Pruebas:</text:span><text:span text:style-name="T6"><text:s/></text:span></text:p>
      <text:list text:style-name="L2">
        <text:list-item>
          <text:p text:style-name="P2"><text:span text:style-name="T7">Debemos comprobar que el sistema lanza correctamente la excepción: “Producto agotado”</text:span></text:p>
        </text:list-item>
        <text:list-item>
          <text:p text:style-name="P2"><text:span text:style-name="T7">Comprobaremos que el sistema emite correctamente la excepción: “Error al tramitar el pago”</text:span></text:p>
        </text:list-item>
        <text:list-item>
          <text:p text:style-name="P2"><text:span text:style-name="T7">Por último, comprobamos que al emitir la excepción por segunda vez, se llame al metre automáticamente, notificando al cliente.</text:span></text:p>
        </text:list-item>
      </text:list>
      <text:p text:style-name="P3"><text:span text:style-name="T8"/></text:p>
      <text:p text:style-name="P3"><text:span text:style-name="T8"/></text:p>
      <text:p text:style-name="P4"><text:span text:style-name="T9">Personal que implementará las pruebas:</text:span></text:p>
      <text:list text:style-name="L5">
        <text:list-item>
          <text:p text:style-name="P5"><text:span text:style-name="T10">Álvaro Díaz Dueñas<text:s/></text:span><text:span text:style-name="T11">→</text:span><text:span text:style-name="T12"><text:s/>Excepción: “Producto agotado”.</text:span></text:p>
        </text:list-item>
        <text:list-item>
          <text:p text:style-name="P5"><text:span text:style-name="T13">José Ignacio García Escobar<text:s/></text:span><text:span text:style-name="T14">→</text:span><text:span text:style-name="T15"><text:s/>Excepción “Error al tramitar el pago”.</text:span></text:p>
        </text:list-item>
        <text:list-item>
          <text:p text:style-name="P5"><text:span text:style-name="T16">Enrique López Encinas<text:s/></text:span><text:span text:style-name="T17">→</text:span><text:span text:style-name="T18"><text:s/>Al lanzar dos veces la excepción anterior, llamar al metre notificando al cliente.</text:span></text:p>
        </text:list-item>
      </text:list>
      <text:p text:style-name="P6"><text:span text:style-name="T19">Personal que realizará las pruebas:</text:span></text:p>
      <text:list text:style-name="L7">
        <text:list-item>
          <text:p text:style-name="P7"><text:span text:style-name="T20">Juan Bautista García Peláez<text:s/></text:span><text:span text:style-name="T21">→</text:span><text:span text:style-name="T22"><text:s/>Excepción: “Producto agotado”.</text:span></text:p>
        </text:list-item>
        <text:list-item>
          <text:p text:style-name="P7"><text:span text:style-name="T23">Andrés Sebastián Carrera Camacho<text:s/></text:span><text:span text:style-name="T24">→</text:span><text:span text:style-name="T25"><text:s/>Excepción “Error al tramitar el pago”.</text:span></text:p>
        </text:list-item>
        <text:list-item>
          <text:p text:style-name="P7"><text:span text:style-name="T26">José Miguel Bolaños Alcaraz<text:s/></text:span><text:span text:style-name="T27">→</text:span><text:span text:style-name="T28"><text:s/>Al lanzar dos veces la excepción anterior, llamar al metre notificando al cliente.</text:span><text:span text:style-name="T2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